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RequirementModel" style:family="table">
      <style:table-properties style:width="6.9271in" fo:margin-left="0in" table:align="left"/>
    </style:style>
    <style:style style:name="RequirementModel.A" style:family="table-column">
      <style:table-column-properties style:column-width="1.125in"/>
    </style:style>
    <style:style style:name="RequirementModel.B" style:family="table-column">
      <style:table-column-properties style:column-width="2.8125in"/>
    </style:style>
    <style:style style:name="RequirementModel.C" style:family="table-column">
      <style:table-column-properties style:column-width="1.2563in"/>
    </style:style>
    <style:style style:name="RequirementModel.D" style:family="table-column">
      <style:table-column-properties style:column-width="1.7333in"/>
    </style:style>
    <style:style style:name="RequirementModel.A1" style:family="table-cell">
      <style:table-cell-properties fo:padding="0.0201in" fo:border-left="0.05pt solid #000000" fo:border-right="none" fo:border-top="0.05pt solid #000000" fo:border-bottom="none" style:writing-mode="page"/>
    </style:style>
    <style:style style:name="RequirementModel.B1" style:family="table-cell">
      <style:table-cell-properties fo:padding="0.0201in" fo:border-left="none" fo:border-right="none" fo:border-top="0.05pt solid #000000" fo:border-bottom="none" style:writing-mode="page"/>
    </style:style>
    <style:style style:name="RequirementModel.D1" style:family="table-cell">
      <style:table-cell-properties fo:padding="0.0201in" fo:border-left="none" fo:border-right="0.05pt solid #000000" fo:border-top="0.05pt solid #000000" fo:border-bottom="none" style:writing-mode="page"/>
    </style:style>
    <style:style style:name="RequirementModel.A2" style:family="table-cell">
      <style:table-cell-properties fo:padding="0.0201in" fo:border-left="0.05pt solid #000000" fo:border-right="none" fo:border-top="none" fo:border-bottom="none" style:writing-mode="page"/>
    </style:style>
    <style:style style:name="RequirementModel.B2" style:family="table-cell">
      <style:table-cell-properties fo:padding="0.0201in" fo:border="none" style:writing-mode="page"/>
    </style:style>
    <style:style style:name="RequirementModel.D2" style:family="table-cell">
      <style:table-cell-properties fo:padding="0.0201in" fo:border-left="none" fo:border-right="0.05pt solid #000000" fo:border-top="none" fo:border-bottom="none" style:writing-mode="page"/>
    </style:style>
    <style:style style:name="RequirementModel.A2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RequirementModel.B20" style:family="table-cell">
      <style:table-cell-properties fo:padding="0.0201in" fo:border-left="none" fo:border-right="none" fo:border-top="none" fo:border-bottom="0.05pt solid #000000" style:writing-mode="page"/>
    </style:style>
    <style:style style:name="RequirementModel.D20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P1" style:family="paragraph" style:parent-style-name="Table_20_Contents">
      <style:paragraph-properties fo:text-align="center" style:justify-single-word="false"/>
      <style:text-properties officeooo:rsid="0008be44" officeooo:paragraph-rsid="0008be44"/>
    </style:style>
    <style:style style:name="P2" style:family="paragraph" style:parent-style-name="Table_20_Contents">
      <style:paragraph-properties fo:text-align="center" style:justify-single-word="false"/>
      <style:text-properties fo:font-style="italic" fo:font-weight="bold" officeooo:rsid="0008be44" officeooo:paragraph-rsid="0008be44" style:font-style-asian="italic" style:font-weight-asian="bold" style:font-style-complex="italic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officeooo:rsid="00099441" officeooo:paragraph-rsid="00099441"/>
    </style:style>
    <style:style style:name="P4" style:family="paragraph" style:parent-style-name="Text_20_body">
      <style:text-properties officeooo:rsid="00099441" officeooo:paragraph-rsid="00099441"/>
    </style:style>
    <style:style style:name="P5" style:family="paragraph" style:parent-style-name="Title">
      <style:text-properties officeooo:rsid="0008be44" officeooo:paragraph-rsid="0008be44"/>
    </style:style>
    <style:style style:name="T1" style:family="text">
      <style:text-properties officeooo:rsid="0009944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Requirement Model</text:p>
      <text:p text:style-name="Text_20_body"/>
      <text:p text:style-name="P4">Prioritet moze biti 1-5</text:p>
      <table:table table:name="RequirementModel" table:style-name="RequirementModel">
        <table:table-column table:style-name="RequirementModel.A"/>
        <table:table-column table:style-name="RequirementModel.B"/>
        <table:table-column table:style-name="RequirementModel.C"/>
        <table:table-column table:style-name="RequirementModel.D"/>
        <table:table-row>
          <table:table-cell table:style-name="RequirementModel.A1" office:value-type="string">
            <text:p text:style-name="P2">R.br.</text:p>
          </table:table-cell>
          <table:table-cell table:style-name="RequirementModel.B1" office:value-type="string">
            <text:p text:style-name="P2">Naziv</text:p>
          </table:table-cell>
          <table:table-cell table:style-name="RequirementModel.B1" office:value-type="string">
            <text:p text:style-name="P2">Prioritet</text:p>
          </table:table-cell>
          <table:table-cell table:style-name="RequirementModel.D1" office:value-type="string">
            <text:p text:style-name="P2">Tip <text:span text:style-name="T1">funkcionalnosti</text:span></text:p>
          </table:table-cell>
        </table:table-row>
        <table:table-row>
          <table:table-cell table:style-name="RequirementModel.A2" office:value-type="string">
            <text:p text:style-name="P1">1</text:p>
          </table:table-cell>
          <table:table-cell table:style-name="RequirementModel.B2" office:value-type="string">
            <text:p text:style-name="P1">Registracija</text:p>
          </table:table-cell>
          <table:table-cell table:style-name="RequirementModel.B2" office:value-type="string">
            <text:p text:style-name="P1">1</text:p>
          </table:table-cell>
          <table:table-cell table:style-name="RequirementModel.D2" office:value-type="string">
            <text:p text:style-name="P1">Funkcionalni</text:p>
          </table:table-cell>
        </table:table-row>
        <table:table-row>
          <table:table-cell table:style-name="RequirementModel.A2" office:value-type="string">
            <text:p text:style-name="P1">2</text:p>
          </table:table-cell>
          <table:table-cell table:style-name="RequirementModel.B2" office:value-type="string">
            <text:p text:style-name="P1">Prijava</text:p>
          </table:table-cell>
          <table:table-cell table:style-name="RequirementModel.B2" office:value-type="string">
            <text:p text:style-name="P1">1</text:p>
          </table:table-cell>
          <table:table-cell table:style-name="RequirementModel.D2" office:value-type="string">
            <text:p text:style-name="P1">Funkcionalni</text:p>
          </table:table-cell>
        </table:table-row>
        <table:table-row>
          <table:table-cell table:style-name="RequirementModel.A2" office:value-type="string">
            <text:p text:style-name="P1">3</text:p>
          </table:table-cell>
          <table:table-cell table:style-name="RequirementModel.B2" office:value-type="string">
            <text:p text:style-name="P3">Pretraga sadrzaja</text:p>
          </table:table-cell>
          <table:table-cell table:style-name="RequirementModel.B2" office:value-type="string">
            <text:p text:style-name="P3">1</text:p>
          </table:table-cell>
          <table:table-cell table:style-name="RequirementModel.D2" office:value-type="string">
            <text:p text:style-name="P1">Funkcionalni</text:p>
          </table:table-cell>
        </table:table-row>
        <table:table-row>
          <table:table-cell table:style-name="RequirementModel.A2" office:value-type="string">
            <text:p text:style-name="P3">4</text:p>
          </table:table-cell>
          <table:table-cell table:style-name="RequirementModel.B2" office:value-type="string">
            <text:p text:style-name="P3">Dodavanje sadrzaja</text:p>
          </table:table-cell>
          <table:table-cell table:style-name="RequirementModel.B2" office:value-type="string">
            <text:p text:style-name="P3">1</text:p>
          </table:table-cell>
          <table:table-cell table:style-name="RequirementModel.D2" office:value-type="string">
            <text:p text:style-name="P1">Funkcionalni</text:p>
          </table:table-cell>
        </table:table-row>
        <table:table-row>
          <table:table-cell table:style-name="RequirementModel.A2" office:value-type="string">
            <text:p text:style-name="P3">5</text:p>
          </table:table-cell>
          <table:table-cell table:style-name="RequirementModel.B2" office:value-type="string">
            <text:p text:style-name="P3">Visekriterijumska pretraga</text:p>
          </table:table-cell>
          <table:table-cell table:style-name="RequirementModel.B2" office:value-type="string">
            <text:p text:style-name="P3">2</text:p>
          </table:table-cell>
          <table:table-cell table:style-name="RequirementModel.D2" office:value-type="string">
            <text:p text:style-name="P1">Funkcionalni</text:p>
          </table:table-cell>
        </table:table-row>
        <table:table-row>
          <table:table-cell table:style-name="RequirementModel.A2" office:value-type="string">
            <text:p text:style-name="P3">6</text:p>
          </table:table-cell>
          <table:table-cell table:style-name="RequirementModel.B2" office:value-type="string">
            <text:p text:style-name="P3">Kreiranje play listi</text:p>
          </table:table-cell>
          <table:table-cell table:style-name="RequirementModel.B2" office:value-type="string">
            <text:p text:style-name="P3">3</text:p>
          </table:table-cell>
          <table:table-cell table:style-name="RequirementModel.D2" office:value-type="string">
            <text:p text:style-name="P1">Funkcionalni</text:p>
          </table:table-cell>
        </table:table-row>
        <table:table-row>
          <table:table-cell table:style-name="RequirementModel.A2" office:value-type="string">
            <text:p text:style-name="P3">7</text:p>
          </table:table-cell>
          <table:table-cell table:style-name="RequirementModel.B2" office:value-type="string">
            <text:p text:style-name="P3">Izmena postojecih play listi</text:p>
          </table:table-cell>
          <table:table-cell table:style-name="RequirementModel.B2" office:value-type="string">
            <text:p text:style-name="P3">4</text:p>
          </table:table-cell>
          <table:table-cell table:style-name="RequirementModel.D2" office:value-type="string">
            <text:p text:style-name="P1">Funkcionalni</text:p>
          </table:table-cell>
        </table:table-row>
        <table:table-row>
          <table:table-cell table:style-name="RequirementModel.A2" office:value-type="string">
            <text:p text:style-name="P3">8</text:p>
          </table:table-cell>
          <table:table-cell table:style-name="RequirementModel.B2" office:value-type="string">
            <text:p text:style-name="P3">Recenziranje sadrzaja</text:p>
          </table:table-cell>
          <table:table-cell table:style-name="RequirementModel.B2" office:value-type="string">
            <text:p text:style-name="P3">2</text:p>
          </table:table-cell>
          <table:table-cell table:style-name="RequirementModel.D2" office:value-type="string">
            <text:p text:style-name="P1">Funkcionalni</text:p>
          </table:table-cell>
        </table:table-row>
        <table:table-row>
          <table:table-cell table:style-name="RequirementModel.A2" office:value-type="string">
            <text:p text:style-name="P3">9</text:p>
          </table:table-cell>
          <table:table-cell table:style-name="RequirementModel.B2" office:value-type="string">
            <text:p text:style-name="P3">Posedovanje reklamnih prostora</text:p>
          </table:table-cell>
          <table:table-cell table:style-name="RequirementModel.B2" office:value-type="string">
            <text:p text:style-name="P3">1</text:p>
          </table:table-cell>
          <table:table-cell table:style-name="RequirementModel.D2" office:value-type="string">
            <text:p text:style-name="P1">Funkcionalni</text:p>
          </table:table-cell>
        </table:table-row>
        <table:table-row>
          <table:table-cell table:style-name="RequirementModel.A2" office:value-type="string">
            <text:p text:style-name="P3">10</text:p>
          </table:table-cell>
          <table:table-cell table:style-name="RequirementModel.B2" office:value-type="string">
            <text:p text:style-name="P3">Pregled profila</text:p>
          </table:table-cell>
          <table:table-cell table:style-name="RequirementModel.B2" office:value-type="string">
            <text:p text:style-name="P3">5</text:p>
          </table:table-cell>
          <table:table-cell table:style-name="RequirementModel.D2" office:value-type="string">
            <text:p text:style-name="P1">Funkcionalni</text:p>
          </table:table-cell>
        </table:table-row>
        <table:table-row>
          <table:table-cell table:style-name="RequirementModel.A2" office:value-type="string">
            <text:p text:style-name="P3">11</text:p>
          </table:table-cell>
          <table:table-cell table:style-name="RequirementModel.B2" office:value-type="string">
            <text:p text:style-name="P3">Preuzimanje dostupnog sadrzaja</text:p>
          </table:table-cell>
          <table:table-cell table:style-name="RequirementModel.B2" office:value-type="string">
            <text:p text:style-name="P3">3</text:p>
          </table:table-cell>
          <table:table-cell table:style-name="RequirementModel.D2" office:value-type="string">
            <text:p text:style-name="P1">Funkcionalni</text:p>
          </table:table-cell>
        </table:table-row>
        <table:table-row>
          <table:table-cell table:style-name="RequirementModel.A2" office:value-type="string">
            <text:p text:style-name="P3">12</text:p>
          </table:table-cell>
          <table:table-cell table:style-name="RequirementModel.B2" office:value-type="string">
            <text:p text:style-name="P3">Strimovanje dostupnog sadrzaja</text:p>
          </table:table-cell>
          <table:table-cell table:style-name="RequirementModel.B2" office:value-type="string">
            <text:p text:style-name="P3">3</text:p>
          </table:table-cell>
          <table:table-cell table:style-name="RequirementModel.D2" office:value-type="string">
            <text:p text:style-name="P1">Funkcionalni</text:p>
          </table:table-cell>
        </table:table-row>
        <table:table-row>
          <table:table-cell table:style-name="RequirementModel.A2" office:value-type="string">
            <text:p text:style-name="Table_20_Contents"/>
          </table:table-cell>
          <table:table-cell table:style-name="RequirementModel.B2" office:value-type="string">
            <text:p text:style-name="Table_20_Contents"/>
          </table:table-cell>
          <table:table-cell table:style-name="RequirementModel.B2" office:value-type="string">
            <text:p text:style-name="Table_20_Contents"/>
          </table:table-cell>
          <table:table-cell table:style-name="RequirementModel.D2" office:value-type="string">
            <text:p text:style-name="P1">Funkcionalni</text:p>
          </table:table-cell>
        </table:table-row>
        <table:table-row>
          <table:table-cell table:style-name="RequirementModel.A2" office:value-type="string">
            <text:p text:style-name="Table_20_Contents"/>
          </table:table-cell>
          <table:table-cell table:style-name="RequirementModel.B2" office:value-type="string">
            <text:p text:style-name="Table_20_Contents"/>
          </table:table-cell>
          <table:table-cell table:style-name="RequirementModel.B2" office:value-type="string">
            <text:p text:style-name="Table_20_Contents"/>
          </table:table-cell>
          <table:table-cell table:style-name="RequirementModel.D2" office:value-type="string">
            <text:p text:style-name="P1">Funkcionalni</text:p>
          </table:table-cell>
        </table:table-row>
        <table:table-row>
          <table:table-cell table:style-name="RequirementModel.A2" office:value-type="string">
            <text:p text:style-name="Table_20_Contents"/>
          </table:table-cell>
          <table:table-cell table:style-name="RequirementModel.B2" office:value-type="string">
            <text:p text:style-name="Table_20_Contents"/>
          </table:table-cell>
          <table:table-cell table:style-name="RequirementModel.B2" office:value-type="string">
            <text:p text:style-name="Table_20_Contents"/>
          </table:table-cell>
          <table:table-cell table:style-name="RequirementModel.D2" office:value-type="string">
            <text:p text:style-name="P1">Funkcionalni</text:p>
          </table:table-cell>
        </table:table-row>
        <table:table-row>
          <table:table-cell table:style-name="RequirementModel.A2" office:value-type="string">
            <text:p text:style-name="Table_20_Contents"/>
          </table:table-cell>
          <table:table-cell table:style-name="RequirementModel.B2" office:value-type="string">
            <text:p text:style-name="Table_20_Contents"/>
          </table:table-cell>
          <table:table-cell table:style-name="RequirementModel.B2" office:value-type="string">
            <text:p text:style-name="Table_20_Contents"/>
          </table:table-cell>
          <table:table-cell table:style-name="RequirementModel.D2" office:value-type="string">
            <text:p text:style-name="P1">Funkcionalni</text:p>
          </table:table-cell>
        </table:table-row>
        <table:table-row>
          <table:table-cell table:style-name="RequirementModel.A2" office:value-type="string">
            <text:p text:style-name="Table_20_Contents"/>
          </table:table-cell>
          <table:table-cell table:style-name="RequirementModel.B2" office:value-type="string">
            <text:p text:style-name="Table_20_Contents"/>
          </table:table-cell>
          <table:table-cell table:style-name="RequirementModel.B2" office:value-type="string">
            <text:p text:style-name="Table_20_Contents"/>
          </table:table-cell>
          <table:table-cell table:style-name="RequirementModel.D2" office:value-type="string">
            <text:p text:style-name="P1">Funkcionalni</text:p>
          </table:table-cell>
        </table:table-row>
        <table:table-row>
          <table:table-cell table:style-name="RequirementModel.A2" office:value-type="string">
            <text:p text:style-name="Table_20_Contents"/>
          </table:table-cell>
          <table:table-cell table:style-name="RequirementModel.B2" office:value-type="string">
            <text:p text:style-name="Table_20_Contents"/>
          </table:table-cell>
          <table:table-cell table:style-name="RequirementModel.B2" office:value-type="string">
            <text:p text:style-name="Table_20_Contents"/>
          </table:table-cell>
          <table:table-cell table:style-name="RequirementModel.D2" office:value-type="string">
            <text:p text:style-name="P1">Funkcionalni</text:p>
          </table:table-cell>
        </table:table-row>
        <table:table-row>
          <table:table-cell table:style-name="RequirementModel.A20" office:value-type="string">
            <text:p text:style-name="Table_20_Contents"/>
          </table:table-cell>
          <table:table-cell table:style-name="RequirementModel.B20" office:value-type="string">
            <text:p text:style-name="Table_20_Contents"/>
          </table:table-cell>
          <table:table-cell table:style-name="RequirementModel.B20" office:value-type="string">
            <text:p text:style-name="Table_20_Contents"/>
          </table:table-cell>
          <table:table-cell table:style-name="RequirementModel.D20" office:value-type="string">
            <text:p text:style-name="P1">Funkcionalni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01T13:04:23.843000000</meta:creation-date>
    <dc:date>2020-06-01T13:28:54.779000000</dc:date>
    <meta:editing-duration>PT1M27S</meta:editing-duration>
    <meta:editing-cycles>1</meta:editing-cycles>
    <meta:document-statistic meta:table-count="1" meta:image-count="0" meta:object-count="0" meta:page-count="1" meta:paragraph-count="61" meta:word-count="82" meta:character-count="587" meta:non-whitespace-character-count="566"/>
    <meta:generator>LibreOffice/6.4.3.2$Windows_X86_64 LibreOffice_project/747b5d0ebf89f41c860ec2a39efd7cb15b54f2d8</meta:generator>
  </office:meta>
</office:document-meta>
</file>